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3049" officeooo:paragraph-rsid="00053049"/>
    </style:style>
    <style:style style:name="P2" style:family="paragraph" style:parent-style-name="Standard">
      <style:text-properties fo:font-weight="bold" officeooo:rsid="00053049" officeooo:paragraph-rsid="00053049" style:font-weight-asian="bold" style:font-weight-complex="bold"/>
    </style:style>
    <style:style style:name="P3" style:family="paragraph" style:parent-style-name="Standard">
      <style:text-properties fo:font-weight="bold" officeooo:rsid="00053049" officeooo:paragraph-rsid="00053049" style:font-weight-asian="bold" style:font-weight-complex="bold"/>
    </style:style>
    <style:style style:name="P4" style:family="paragraph" style:parent-style-name="Standard">
      <style:text-properties fo:font-weight="bold" officeooo:rsid="0008770b" officeooo:paragraph-rsid="0008770b" style:font-weight-asian="bold" style:font-weight-complex="bold"/>
    </style:style>
    <style:style style:name="P5" style:family="paragraph" style:parent-style-name="Standard">
      <style:text-properties fo:font-weight="normal" officeooo:rsid="0008770b" officeooo:paragraph-rsid="0008770b" style:font-weight-asian="normal" style:font-weight-complex="normal"/>
    </style:style>
    <style:style style:name="P6" style:family="paragraph" style:parent-style-name="Standard">
      <style:text-properties officeooo:rsid="00053049" officeooo:paragraph-rsid="00053049"/>
    </style:style>
    <style:style style:name="T1" style:family="text">
      <style:text-properties officeooo:rsid="000653ca"/>
    </style:style>
    <style:style style:name="T2" style:family="text">
      <style:text-properties officeooo:rsid="000961e6"/>
    </style:style>
    <style:style style:name="T3" style:family="text">
      <style:text-properties officeooo:rsid="000a8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nstellung</text:p>
      <text:p text:style-name="P1">-<text:span text:style-name="T1">API verwenden</text:span></text:p>
      <text:p text:style-name="P1">-<text:span text:style-name="T1">App zum einfacheren Ansehen der xkcd-Comics</text:span></text:p>
      <text:p text:style-name="P2">Problemanalyse</text:p>
      <text:p text:style-name="P1">-<text:span text:style-name="T1">Internet-Content laden, darstellen, zusätzliche Features anbieten (lokal Speichern, Favoriten,…)</text:span></text:p>
      <text:p text:style-name="P1">-<text:span text:style-name="T1">Offlineverhalten, Fehlerbehandlung(Userfreundlich), (Parser), unterschiedlich große Formate</text:span></text:p>
      <text:p text:style-name="P2">Lösungskonzeption</text:p>
      <text:p text:style-name="P1">-<text:span text:style-name="T1">JSON-Parser zum aufschlüsseln des API-Strings</text:span></text:p>
      <text:p text:style-name="P1">-<text:span text:style-name="T1">möglichkeit Bilder lokal zu Speichern </text:span></text:p>
      <text:p text:style-name="P1">-</text:p>
      <text:p text:style-name="P2">Programmentwurf</text:p>
      <text:p text:style-name="P1"/>
      <text:p text:style-name="P2">Details der Implementierung</text:p>
      <text:p text:style-name="P1"/>
      <text:p text:style-name="P2">Fazit</text:p>
      <text:p text:style-name="P1"/>
      <text:p text:style-name="P2">Anleitung</text:p>
      <text:p text:style-name="P2"/>
      <text:p text:style-name="P4">zukünftige Features</text:p>
      <text:p text:style-name="P5">-wechsel von Offline in Online-Modus</text:p>
      <text:p text:style-name="P5">-<text:span text:style-name="T2">Funktionierender “Erklärung” Knopf</text:span></text:p>
      <text:p text:style-name="P5">-<text:span text:style-name="T3">auslesen der gespeicherten Bilder (keine Falsche Favoritenliste durch getrennte Speicherung von Bild und Metadaten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4:09:30.002605109</meta:creation-date>
    <dc:date>2018-09-10T17:21:06.376096606</dc:date>
    <meta:editing-duration>P1DT7H32M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67" meta:character-count="642" meta:non-whitespace-character-count="592"/>
  </office:meta>
</office:document-meta>
</file>